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4pt" officeooo:rsid="0013d718" officeooo:paragraph-rsid="0013d718" style:font-size-asian="14pt" style:font-size-complex="14pt"/>
    </style:style>
    <style:style style:name="P3" style:family="paragraph" style:parent-style-name="Text_20_body">
      <style:text-properties fo:font-size="14pt" officeooo:rsid="0014e603" officeooo:paragraph-rsid="0014e603" style:font-size-asian="14pt" style:font-size-complex="14pt"/>
    </style:style>
    <style:style style:name="P4" style:family="paragraph" style:parent-style-name="Text_20_body">
      <style:text-properties fo:font-size="14pt" officeooo:rsid="001a0cd5" officeooo:paragraph-rsid="001a0cd5" style:font-size-asian="14pt" style:font-size-complex="14pt"/>
    </style:style>
    <style:style style:name="T1" style:family="text">
      <style:text-properties officeooo:rsid="000f95b8"/>
    </style:style>
    <style:style style:name="T2" style:family="text">
      <style:text-properties officeooo:rsid="00105332"/>
    </style:style>
    <style:style style:name="T3" style:family="text">
      <style:text-properties officeooo:rsid="0013d718"/>
    </style:style>
    <style:style style:name="T4" style:family="text">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5" style:family="text">
      <style:text-properties fo:font-variant="normal" fo:text-transform="none" fo:color="#000000" style:font-name="Times New Roman" fo:font-size="14pt" fo:letter-spacing="normal" style:font-size-asian="14pt" style:font-size-complex="14pt"/>
    </style:style>
    <style:style style:name="T6" style:family="text">
      <style:text-properties fo:font-variant="normal" fo:text-transform="none" fo:color="#000000" style:font-name="Times New Roman" fo:font-size="14pt" fo:letter-spacing="normal" fo:font-style="normal" fo:font-weight="normal" style:font-size-asian="14pt" style:font-size-complex="14pt"/>
    </style:style>
    <style:style style:name="T7" style:family="text">
      <style:text-properties officeooo:rsid="00154e4c"/>
    </style:style>
    <style:style style:name="T8" style:family="text">
      <style:text-properties officeooo:rsid="0015fae4"/>
    </style:style>
    <style:style style:name="T9" style:family="text">
      <style:text-properties officeooo:rsid="0016afd5"/>
    </style:style>
    <style:style style:name="T10" style:family="text">
      <style:text-properties officeooo:rsid="00182a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писок вопросов по теме ГПО и обучения школьников.</text:p>
      <text:p text:style-name="P1"/>
      <text:p text:style-name="P1">1) Что такое компьютерная экспертиза</text:p>
      <text:p text:style-name="P1">Компьютерная экспертиза — исследование вычислительного устройства (компьютера) охватывающее только его программную составляющую. Проводится для поиска возможных следов оставленных в системе при работе программ (журнальные файлы, переписки, история браузера и т. д. и т. п.)<text:line-break/></text:p>
      <text:p text:style-name="P1">2) Зачем проводятся компьютерные экспертизы</text:p>
      <text:p text:style-name="P2">Компьютерные экспертизы проводятся для проверки причастности данного устройства к совершению того или иного преступления или с целью поиска следов незаконного использования данного устройства.<text:line-break/></text:p>
      <text:p text:style-name="P1">3) Что такое система контроля версий</text:p>
      <text:p text:style-name="Text_20_body"><text:a xlink:type="simple" xlink:href="http://ru.wikipedia.org/wiki/Программное_обеспечение"><text:span text:style-name="T4">программное обеспечение</text:span></text:a><text:span text:style-name="T5"> </text:span><text:span text:style-name="T6">для облегчения работы с изменяющейся информацией. Система управления версиями позволяет хранить несколько версий одного и того же документа, при необходимости возвращаться к более ранним версиям, определять, кто и когда сделал то или иное изменение, и многое другое.<text:line-break/></text:span></text:p>
      <text:p text:style-name="P1">4) Почему именно QT</text:p>
      <text:p text:style-name="P1"><text:span text:style-name="T3">QT — это кроссплатформенный набор библиотек для разработки приложений на языке c++ он свободно распространяется и программы написаные на нем не можно использовать по своему усмотрению без каких либо ограничений. В отличии от той же Microsoft Visual Studio</text:span><text:line-break/></text:p>
      <text:p text:style-name="P1">5) Почему именно ubuntu</text:p>
      <text:p text:style-name="P1"><text:span text:style-name="T3">Данная операционная система была выбрана так как она абсолютно бесплатно и её исходный код свободно доступен так же как почти у всех UNIX-подобных операционных систем. Данная система является наиболее простой для эксплуатации, да и с ней мы больше всего знакомы. Windows для базирования не рассматривался так как в дальнейшем данный комплекс может интегрироваться в систему и распространятся вместе с системой, а это противоречит лицензионному соглашению операционных систем данного семейства.</text:span><text:line-break/></text:p>
      <text:p text:style-name="P1">6) Для чего необходимо преобразование данных в XML</text:p>
      <text:p text:style-name="P3">Данные преобразуются в формат XML для того что бы облегчить дальнейшую программную обработку собранной информации<text:line-break/></text:p>
      <text:p text:style-name="P1"><text:soft-page-break/>7) Почему для просмотра файлов не используется готовое стороннее ПО</text:p>
      <text:p text:style-name="P1"><text:span text:style-name="T7">В большинстве своем такое ПО предназначено для операционных систем семейства windows, да и они не предоставляю гибких возможнойстей для взаимодействия с другими прграммами и представления информации</text:span><text:line-break/></text:p>
      <text:p text:style-name="P1">8) <text:span text:style-name="T1">Есть ли готовые аналоги и если да, то в чем отличие данного проекта от остальных</text:span></text:p>
      <text:p text:style-name="P1"><text:span text:style-name="T8">Существуют программы для помощи проведения компьютерных экспертиз, мощным средством является forensics OS — программа для операционных систем семейства Windows которая распространяется в том числе и бесплатно, но бесплатная версия имеет ограниченный набор функций среди которых нет возможности даже просматривать журнальные файлы</text:span><text:line-break/></text:p>
      <text:p text:style-name="P1">9) <text:span text:style-name="T2">Описать, как в целом происходит работа с данным программным средством</text:span></text:p>
      <text:p text:style-name="P1"><text:span text:style-name="T9">Работа происходит по следущей схеме: программа запускается с набором параметров указывающих что именно необходимо искать на данном образе, указывается точка монтирования данного образа в системе и указывается директория в которую необходимо поместить результаты работы, после чего необходимо только дождаться окончания работы программы.</text:span><text:line-break/></text:p>
      <text:p text:style-name="P1">10) Дальнейшие перспективы развития?</text:p>
      <text:p text:style-name="P1"><text:span text:style-name="T10">В дальнейшем планируется разработка дополнительных модулей и расширение возможностей уже имеющихся. Так же планируется добавление базы данных в которой бы накапливались все результаты работы программы. Данную базу можно будет использовать для выявления каких то шаблонов указывающих на происхождение определенного события. Так же создание базы данных позволит распаралелить процесс исследования, так как образ можно раскопировать на несколько станций и на каждой станцие запустить программу со своим набором заданий.</text:span><text:line-break/></text:p>
      <text:p text:style-name="P4">Ну а тут полет фантазии наших друзей из лицея. Придумают ответы и заодно у них будет представление о чем рассказывать на докладе.</text:p>
      <text:p text:style-name="P1">a) описать процесс попытки подключения к защищенной wi-fi сети?</text:p>
      <text:p text:style-name="P1">b) для чего можно применять SQL-инъекции?</text:p>
      <text:p text:style-name="P1">с) ананимность в интернете. что именно узнали?</text:p>
      <text:p text:style-name="P1">d) что такое ctf?</text:p>
      <text:p text:style-name="P1">e) впечатления от игры и общее впечатл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rti </meta:initial-creator>
    <meta:creation-date>2013-12-19T14:27:34.685716641</meta:creation-date>
    <dc:date>2013-12-19T15:19:11.612900113</dc:date>
    <dc:creator>mariarti </dc:creator>
    <meta:editing-duration>PT42M26S</meta:editing-duration>
    <meta:editing-cycles>13</meta:editing-cycles>
    <meta:generator>LibreOffice/4.1.3.2$Linux_X86_64 LibreOffice_project/410m0$Build-2</meta:generator>
    <meta:document-statistic meta:table-count="0" meta:image-count="0" meta:object-count="0" meta:page-count="2" meta:paragraph-count="27" meta:word-count="527" meta:character-count="3859" meta:non-whitespace-character-count="3346"/>
  </office:meta>
</office:document-meta>
</file>